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3.183cm"/>
    </style:style>
    <style:style style:name="gr2" style:family="graphic" style:parent-style-name="objectwithoutfill">
      <style:graphic-properties draw:marker-end="Triangle_20_unfilled" draw:marker-end-width="0.3cm" draw:fill="none" draw:textarea-vertical-align="middle"/>
    </style:style>
    <style:style style:name="gr3" style:family="graphic" style:parent-style-name="objectwithoutfill">
      <style:graphic-properties draw:marker-end="Diamond_20_unfilled" draw:marker-end-width="0.3cm" draw:fill="none" draw:textarea-vertical-align="middle"/>
    </style:style>
    <style:style style:name="gr4" style:family="graphic" style:parent-style-name="standard">
      <style:graphic-properties draw:textarea-vertical-align="middle" draw:auto-grow-height="false" fo:min-height="0.941cm" fo:min-width="0.585cm"/>
    </style:style>
    <style:style style:name="gr5" style:family="graphic" style:parent-style-name="objectwithoutfill">
      <style:graphic-properties draw:marker-end="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683cm" svg:height="1.778cm" svg:x="5.797cm" svg:y="3.686cm">
          <text:p text:style-name="P1">Base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683cm" svg:height="1.778cm" svg:x="11.59cm" svg:y="3.686cm">
          <text:p text:style-name="P1">Derived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1.59cm" svg:y1="4.575cm" svg:x2="9.48cm" svg:y2="4.575cm" draw:start-shape="id1" draw:start-glue-point="3" draw:end-shape="id2" draw:end-glue-point="1" svg:d="M11590 4575h-2110" svg:viewBox="0 0 2111 1">
          <text:p/>
        </draw:connector>
        <draw:custom-shape draw:style-name="gr1" draw:text-style-name="P1" xml:id="id4" draw:id="id4" draw:layer="layout" svg:width="3.683cm" svg:height="1.778cm" svg:x="5.737cm" svg:y="8.696cm">
          <text:p text:style-name="P1">Common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683cm" svg:height="1.778cm" svg:x="11.579cm" svg:y="8.696cm">
          <text:p text:style-name="P1">Specialized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1.579cm" svg:y1="9.585cm" svg:x2="9.42cm" svg:y2="9.585cm" draw:start-shape="id3" draw:start-glue-point="3" draw:end-shape="id4" draw:end-glue-point="1" svg:d="M11579 9585h-2159" svg:viewBox="0 0 2160 1">
          <text:p/>
        </draw:connector>
        <draw:custom-shape draw:style-name="gr4" draw:text-style-name="P1" draw:layer="layout" svg:width="1.651cm" svg:height="2.921cm" draw:transform="rotate (-1.5707963267949) translate (11.96cm 6.4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1" draw:text-style-name="P1" xml:id="id6" draw:id="id6" draw:layer="layout" svg:width="3.683cm" svg:height="1.778cm" svg:x="5.796cm" svg:y="3.686cm">
          <text:p text:style-name="P1">Base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683cm" svg:height="1.778cm" svg:x="11.589cm" svg:y="3.686cm">
          <text:p text:style-name="P1">Derived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1.589cm" svg:y1="4.575cm" svg:x2="9.479cm" svg:y2="4.575cm" draw:start-shape="id5" draw:start-glue-point="3" draw:end-shape="id6" draw:end-glue-point="1" svg:d="M11589 4575h-2110" svg:viewBox="0 0 2111 1">
          <text:p/>
        </draw:connector>
        <draw:custom-shape draw:style-name="gr1" draw:text-style-name="P1" xml:id="id7" draw:id="id7" draw:layer="layout" svg:width="3.683cm" svg:height="1.778cm" svg:x="5.736cm" svg:y="8.696cm">
          <text:p text:style-name="P1">Common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.683cm" svg:height="1.778cm" svg:x="11.578cm" svg:y="8.696cm">
          <text:p text:style-name="P1">Specialized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9.419cm" svg:y1="9.585cm" svg:x2="11.578cm" svg:y2="9.585cm" draw:start-shape="id7" draw:start-glue-point="1" draw:end-shape="id8" draw:end-glue-point="3" svg:d="M9419 9585h2159" svg:viewBox="0 0 2160 1">
          <text:p/>
        </draw:connector>
        <draw:custom-shape draw:style-name="gr4" draw:text-style-name="P1" draw:layer="layout" svg:width="1.651cm" svg:height="2.921cm" draw:transform="rotate (-1.5707963267949) translate (11.959cm 6.4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  <draw:page draw:name="page3" draw:style-name="dp1" draw:master-page-name="Default">
        <draw:custom-shape draw:style-name="gr1" draw:text-style-name="P1" xml:id="id10" draw:id="id10" draw:layer="layout" svg:width="3.683cm" svg:height="1.778cm" svg:x="8.695cm" svg:y="3.667cm">
          <text:p text:style-name="P1">Base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.683cm" svg:height="1.778cm" svg:x="14.488cm" svg:y="3.667cm">
          <text:p text:style-name="P1">Derived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4.488cm" svg:y1="4.556cm" svg:x2="12.378cm" svg:y2="4.556cm" draw:start-shape="id9" draw:start-glue-point="3" draw:end-shape="id10" draw:end-glue-point="1" svg:d="M14488 4556h-2110" svg:viewBox="0 0 2111 1">
          <text:p/>
        </draw:connector>
        <draw:custom-shape draw:style-name="gr1" draw:text-style-name="P1" xml:id="id11" draw:id="id11" draw:layer="layout" svg:width="3.683cm" svg:height="1.778cm" svg:x="8.635cm" svg:y="11.996cm">
          <text:p text:style-name="P1">Common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3.683cm" svg:height="1.778cm" svg:x="14.477cm" svg:y="11.996cm">
          <text:p text:style-name="P1">Specialized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2.318cm" svg:y1="12.885cm" svg:x2="14.477cm" svg:y2="12.885cm" draw:start-shape="id11" draw:start-glue-point="1" draw:end-shape="id12" draw:end-glue-point="3" svg:d="M12318 12885h2159" svg:viewBox="0 0 2160 1">
          <text:p/>
        </draw:connector>
        <draw:custom-shape draw:style-name="gr4" draw:text-style-name="P1" draw:layer="layout" svg:width="1.651cm" svg:height="2.921cm" draw:transform="rotate (-1.5707963267949) translate (11.958cm 6.4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" draw:text-style-name="P1" xml:id="id13" draw:id="id13" draw:layer="layout" svg:width="3.683cm" svg:height="1.778cm" svg:x="11.52cm" svg:y="1cm">
          <text:p text:style-name="P1">Interfac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0.536cm" svg:y1="3.667cm" svg:x2="11.52cm" svg:y2="1.889cm" draw:start-shape="id10" draw:start-glue-point="0" draw:end-shape="id13" draw:end-glue-point="3" svg:d="M10536 3667v-1778h984" svg:viewBox="0 0 985 1779">
          <text:p/>
        </draw:connector>
        <draw:custom-shape draw:style-name="gr1" draw:text-style-name="P1" xml:id="id14" draw:id="id14" draw:layer="layout" svg:width="3.683cm" svg:height="1.778cm" svg:x="11.52cm" svg:y="9.128cm">
          <text:p text:style-name="P1">Interfac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0.476cm" svg:y1="11.996cm" svg:x2="11.52cm" svg:y2="10.017cm" draw:start-shape="id11" draw:start-glue-point="0" draw:end-shape="id14" draw:end-glue-point="3" svg:d="M10476 11996v-1979h1044" svg:viewBox="0 0 1045 1980">
          <text:p/>
        </draw:connector>
        <draw:connector draw:style-name="gr2" draw:text-style-name="P2" draw:layer="layout" svg:x1="16.318cm" svg:y1="11.996cm" svg:x2="15.203cm" svg:y2="10.017cm" draw:start-shape="id12" draw:start-glue-point="0" draw:end-shape="id14" draw:end-glue-point="1" svg:d="M16318 11996v-1979h-1115" svg:viewBox="0 0 1116 1980">
          <text:p/>
        </draw:connector>
        <draw:custom-shape draw:style-name="gr1" draw:text-style-name="P1" xml:id="id15" draw:id="id15" draw:layer="layout" svg:width="3.683cm" svg:height="1.778cm" svg:x="2.9cm" svg:y="3.667cm">
          <text:p text:style-name="P1">User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6.583cm" svg:y1="4.556cm" svg:x2="8.695cm" svg:y2="4.556cm" draw:start-shape="id15" draw:start-glue-point="1" draw:end-shape="id10" draw:end-glue-point="3" svg:d="M6583 4556h2112" svg:viewBox="0 0 2113 1">
          <text:p/>
        </draw:connector>
        <draw:custom-shape draw:style-name="gr1" draw:text-style-name="P1" xml:id="id16" draw:id="id16" draw:layer="layout" svg:width="3.683cm" svg:height="1.778cm" svg:x="2.905cm" svg:y="11.998cm">
          <text:p text:style-name="P1">User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6.588cm" svg:y1="12.887cm" svg:x2="8.635cm" svg:y2="12.885cm" draw:start-shape="id16" draw:start-glue-point="1" draw:end-shape="id11" svg:d="M6588 12887h1023v-2h1024" svg:viewBox="0 0 2048 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8T13:05:58.702000000</meta:creation-date>
    <dc:date>2018-02-28T13:43:11.209000000</dc:date>
    <meta:editing-duration>PT5M9S</meta:editing-duration>
    <meta:editing-cycles>3</meta:editing-cycles>
    <meta:generator>LibreOffice/6.0.1.1$Windows_X86_64 LibreOffice_project/60bfb1526849283ce2491346ed2aa51c465abfe6</meta:generator>
    <meta:document-statistic meta:object-count="30"/>
  </office:meta>
</office:document-meta>
</file>